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4cm"/>
    </style:style>
    <style:style style:name="pr2" style:family="presentation" style:parent-style-name="lyt-blackandwhite-subtitle">
      <style:graphic-properties draw:fill-color="#ffffff" draw:auto-grow-height="true" fo:min-height="13.861cm"/>
    </style:style>
    <style:style style:name="pr3" style:family="presentation" style:parent-style-name="lyt-blackandwhite-notes">
      <style:graphic-properties draw:fill-color="#ffffff" draw:auto-grow-height="true" fo:min-height="12.573cm"/>
    </style:style>
    <style:style style:name="pr4" style:family="presentation" style:parent-style-name="lyt-blackandwhite-outline1">
      <style:graphic-properties draw:auto-grow-height="true" fo:min-height="13.861cm"/>
    </style:style>
    <style:style style:name="pr5" style:family="presentation" style:parent-style-name="lyt-blackandwhite-notes">
      <style:graphic-properties draw:fill-color="#ffffff" fo:min-height="12.322cm"/>
    </style:style>
    <style:style style:name="P1" style:family="paragraph">
      <style:text-properties fo:font-family="WinInnwa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WinInnwa" style:font-pitch="variable"/>
    </style:style>
    <style:style style:name="T1" style:family="text">
      <style:text-properties fo:font-family="WinInnwa" style:font-pitch="variable"/>
    </style:style>
    <style:style style:name="T2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4cm" svg:x="2cm" svg:y="1.9cm" presentation:class="title">
          <draw:text-box>
            <text:p><text:span text:style-name="T1">jrefrmpum;</text:span></text:p>
          </draw:text-box>
        </draw:frame>
        <draw:frame presentation:style-name="pr2" draw:text-style-name="P3" draw:layer="layout" svg:width="24.599cm" svg:height="13.861cm" svg:x="2cm" svg:y="5.414cm" presentation:class="subtitle">
          <draw:text-box>
            <text:p text:style-name="P2"><text:span text:style-name="T1">ajymif;wmrSefvm;</text:span></text:p>
            <text:p text:style-name="P2"><text:span text:style-name="T2">Will this convert right?</text:span></text:p>
            <text:p text:style-name="P2"/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1" draw:layer="layout" svg:width="23.5cm" svg:height="2.844cm" svg:x="2cm" svg:y="1.9cm" presentation:class="title">
          <draw:text-box>
            <text:p>style test</text:p>
          </draw:text-box>
        </draw:frame>
        <draw:frame presentation:style-name="pr4" draw:layer="layout" svg:width="24.599cm" svg:height="13.861cm" svg:x="2cm" svg:y="5.414cm" presentation:class="outline">
          <draw:text-box>
            <text:list text:style-name="L2">
              <text:list-item>
                <text:list>
                  <text:list-item>
                    <text:p>jrefrmpum;</text:p>
                  </text:list-item>
                  <text:list-item>
                    <text:p>tqif;ajz;vm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WinInnwa" style:font-style-name="Normal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family="WinInnwa" style:font-style-name="Normal" style:font-pitch="variable" fo:font-size="40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1" draw:text-style-name="MP3" draw:layer="backgroundobjects" svg:width="6.523cm" svg:height="1.448cm" svg:x="1.5cm" svg:y="17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076cm" svg:y="17.6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8.976cm" svg:y="17.6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20:34:16</meta:creation-date>
    <meta:editing-duration>PT00H10M34S</meta:editing-duration>
    <meta:editing-cycles>5</meta:editing-cycles>
    <dc:date>2009-06-09T20:24:16</dc:date>
    <meta:generator>OpenOffice.org/3.0$Linux OpenOffice.org_project/300m15$Build-9379</meta:generator>
    <meta:document-statistic meta:object-count="29"/>
  </office:meta>
</office:document-meta>
</file>